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Tinos" svg:font-family="Tinos"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solid" svg:stroke-width="0.05cm" svg:stroke-color="#000000" draw:marker-start-width="0.395cm" draw:marker-end-width="0.395cm" draw:fill="none" draw:fill-color="#ffffff" fo:min-height="0.556cm" fo:padding-top="0.15cm" fo:padding-bottom="0.15cm" fo:padding-left="0.275cm" fo:padding-right="0.275cm"/>
    </style:style>
    <style:style style:name="P1"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P2" style:family="paragraph">
      <loext:graphic-properties draw:fill="none" draw:fill-color="#ffffff"/>
      <style:text-properties fo:font-size="14pt" style:font-size-asian="18pt" style:font-size-complex="18pt"/>
    </style:style>
    <style:style style:name="T1"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Display Layer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ircle_display?language=Basic&amp;location=document" xlink:type="simple"/>
              </office:event-listeners>
            </form:button>
            <form:button form:name="Push Button 2" form:control-implementation="ooo:com.sun.star.form.component.CommandButton" xml:id="control2" form:id="control2" form:label="Remove Circle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emove_all_circle_layers?language=Basic&amp;location=document" xlink:type="simple"/>
              </office:event-listeners>
            </form:button>
            <form:button form:name="Push Button 3" form:control-implementation="ooo:com.sun.star.form.component.CommandButton" xml:id="control3" form:id="control3" form:label="Create Circle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reate_layers_with_circles?language=Basic&amp;location=document" xlink:type="simple"/>
              </office:event-listeners>
            </form:button>
            <form:button form:name="Push Button 4" form:control-implementation="ooo:com.sun.star.form.component.CommandButton" xml:id="control4" form:id="control4" form:label="Animati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ircle_on_off?language=Basic&amp;location=document" xlink:type="simple"/>
              </office:event-listeners>
            </form:button>
            <form:button form:name="Push Button 5" form:control-implementation="ooo:com.sun.star.form.component.CommandButton" xml:id="control5" form:id="control5" form:label="Layer 254 On/Off" office:target-frame="" xlink:href="" form:image-data="" form:toggle="tru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layer_254_toggle?language=Basic&amp;location=document" xlink:type="simple"/>
              </office:event-listeners>
            </form:button>
            <form:button form:name="Push Button 6" form:control-implementation="ooo:com.sun.star.form.component.CommandButton" xml:id="control6" form:id="control6" form:label="Hide all Layer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hide_all_layers?language=Basic&amp;location=document" xlink:type="simple"/>
              </office:event-listeners>
            </form:button>
            <form:button form:name="Push Button 7" form:control-implementation="ooo:com.sun.star.form.component.CommandButton" xml:id="control7" form:id="control7" form:label="Display Fas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isplay_all_fast?language=Basic&amp;location=document" xlink:type="simple"/>
              </office:event-listeners>
            </form:button>
          </form:form>
        </office:forms>
        <draw:control draw:style-name="standard" draw:text-style-name="P1" draw:layer="controls" svg:width="3cm" svg:height="0.7cm" svg:x="1cm" svg:y="20.1cm" draw:control="control1"/>
        <draw:control draw:style-name="standard" draw:text-style-name="P1" draw:layer="controls" svg:width="3.5cm" svg:height="0.7cm" svg:x="25.2cm" svg:y="20.1cm" draw:control="control2"/>
        <draw:control draw:style-name="standard" draw:text-style-name="P1" draw:layer="controls" svg:width="3.7cm" svg:height="0.7cm" svg:x="21.2cm" svg:y="20.1cm" draw:control="control3"/>
        <draw:control draw:style-name="standard" draw:text-style-name="P1" draw:layer="controls" svg:width="3.4cm" svg:height="0.7cm" svg:x="8.6cm" svg:y="20.1cm" draw:control="control4"/>
        <draw:control draw:style-name="standard" draw:text-style-name="P1" draw:layer="controls" svg:width="3.6cm" svg:height="0.7cm" svg:x="17.3cm" svg:y="20.1cm" draw:control="control5"/>
        <draw:control draw:style-name="standard" draw:text-style-name="P1" draw:layer="controls" svg:width="3.6cm" svg:height="0.7cm" svg:x="13.3cm" svg:y="20.1cm" draw:control="control6"/>
        <draw:frame draw:style-name="gr1" draw:text-style-name="P2" draw:layer="layout" svg:width="27.7cm" svg:height="0.856cm" svg:x="1cm" svg:y="19.1cm">
          <draw:text-box>
            <text:p><text:span text:style-name="T1">250 Added Layers. From Index of 5 to 254. Avoids using Layer 255 which seem to be in parallel with Layout / Layer index 0</text:span></text:p>
          </draw:text-box>
        </draw:frame>
        <draw:control draw:style-name="standard" draw:text-style-name="P1" draw:layer="controls" svg:width="3.3cm" svg:height="0.7cm" svg:x="4.4cm" svg:y="20.1cm" draw:control="control7"/>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Tinos" svg:font-family="Tinos"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an Stewart</meta:initial-creator>
    <meta:creation-date>2019-01-17T19:40:40</meta:creation-date>
    <dc:date>2019-01-24T21:33:57.710100474</dc:date>
    <meta:editing-duration>PT17H44M54S</meta:editing-duration>
    <meta:editing-cycles>273</meta:editing-cycles>
    <meta:generator>LibreOffice/5.2.7.2$Linux_X86_64 LibreOffice_project/20m0$Build-2</meta:generator>
    <meta:document-statistic meta:object-count="8"/>
  </office:meta>
</office:document-meta>
</file>

<file path=Basic/Standard/Module1.xml><?xml version="1.0" encoding="utf-8"?>
<!DOCTYPE module  PUBLIC '-//OpenOffice.org//DTD OfficeDocument 1.0//EN'  'module.dtd'>
<script:module xmlns:script="http://openoffice.org/2000/script" script:name="Module1" script:language="StarBasic">REM  *****  BASIC  *****
' These macros limit to 250 the number of layers added to the default 5 layers.
' The first added layer has an index of 5 and the 250th added layer has an index of 254.
' Toggling the IsVisible = True / False for all 250 added layers functions correctly.
' The macros in this Draw document should be robust and predicitable.
'
' Adding more than 250 layers seems to be beyond the design specifications. Layer 255
' appears to be in parallel with layer 0. Attempting to place shapes in layers above
' 255 results in them being placed into layer 255. Using a macro to remove layers will
' fail to remove layer 255. Other unpredictable result may occur.
'
' WARNING: Run these macros from the command buttons on the Draw document page.
' If run from the developers environment, then the Layer Manager remove() method
' fails to delete layers.

Private oDoc as Object
Private oPages as Object
Private oPage0 as Object
Private oLM as Object
Private oCircleShape as Object
Private oCircleShapeText as Object
Private Point As New com.sun.star.awt.Point
Private Size As New com.sun.star.awt.Size

sub circle_display
	' Operation: In a loop turn on the visibility of each layer starting at layer 5.
	' Do the last few manually, using msgbox to step the process.
	
	LAYER_MINIMUM = 5 '&lt;--- MUST BE 5. Layers 0 to 4 are reserved. 
	CIRCLE_LAYERS_TOTAL = 250
	
	oDoc = ThisComponent 'StarDesktop.getCurrentComponent()
	oPages = oDoc.DrawPages()
	oPage0 = oPages.getByIndex(0)		
    oLM = oDoc.getLayerManager()

	circle_layers = oLM.Count - LAYER_MINIMUM
	msgbox "Total Layers count: " + str(oLM.Count) + chr(10) + _
	       "Circle Layers count: " + str(oLM.Count - LAYER_MINIMUM), + _
	       0, "Layers"
	
	'Commence by hiding all layers.
	For i = LAYER_MINIMUM to oLM.Count - 1
		oLM.getByIndex(i).IsVisible = False	
	Next i

	' Display all layers with 5 milli-second delay
	' When it gets to index of 251, all remaining layers get displayed
	' using msgbox to slow down when approaching index of 254		
	For i = LAYER_MINIMUM to oLM.Count - 1
		oLM.getByIndex(i).IsVisible = True
		wait 5
		if i &gt; 250 and i &lt; 255 then
			msgbox "Index: " + str(i) + " " + " Circle count: " + _ 
					str(i - LAYER_MINIMUM + 1), 0, "Layer Added..."
			' Index: 254 Circle count: 250 is the last good circle layer.
		end if	
	Next i		
end sub

sub circle_on_off
	' Add 250 circles then remove then with minimal delay
	'Commence by hiding all layers.
	
	LAYER_MINIMUM = 5 '&lt;--- MUST BE 5. Layers 0 to 4 are reserved. 
	CIRCLE_LAYERS_TOTAL = 250
	
	oDoc = ThisComponent 'StarDesktop.getCurrentComponent()
	oPages = oDoc.DrawPages()
	oPage0 = oPages.getByIndex(0)		
    oLM = oDoc.getLayerManager()
    	
	For i = LAYER_MINIMUM to oLM.Count - 1
		oLM.getByIndex(i).IsVisible = False	
	Next i
	
	if oLM.Count &lt; 255 then
		msgbox "There are not 250 circles to display", 0, "Warning..."
		exit sub	
	end if
	
		
	For j = 0 to 1
		' 0 to 254 make visible
		For i = LAYER_MINIMUM to CIRCLE_LAYERS_TOTAL + LAYER_MINIMUM -1 ' oLM.Count - 1
			oLM.getByIndex(i).IsVisible = True
			wait 0.5
		Next i
		' 254 to 0 hide
		For i = LAYER_MINIMUM to CIRCLE_LAYERS_TOTAL + LAYER_MINIMUM -1	
		'For i = LAYER_MINIMUM to 254 		
			oLM.getByIndex(i).IsVisible = False
			wait 0.5
		Next i				
	Next j		 
end sub

Sub create_layers_with_circles
	' WARNING: Do NOT run this from the developer environment
	' as it will not delete layers.
	
	LAYER_MINIMUM = 5 '&lt;--- MUST BE 5. Layers 0 to 4 are reserved.
	
	TOTAL_CIRCLES = 250
	CIRCLE_LAYERS_TOTAL = 250	
	CIRCLE_DIAMETER = 1000
	TOP_OFFSET = 1000
	LEFT_OFFSET = 1000
	MAX_Y = 17900 - CIRCLE_DIAMETER
	MAX_X = 27700 - CIRCLE_DIAMETER
	FRAMES_PER_SECOND = 50

	oDoc = ThisComponent 'StarDesktop.getCurrentComponent()
	oPages = oDoc.DrawPages()
	oPage0 = oPages.getByIndex(0)		
    oLM = oDoc.getLayerManager()
    	
    'msgbox oLM.DBG_Properties
    'msgbox oLM.DBG_Methods	
	'msgbox oDoc.DrawPages.DBG_Properties    
	'msgbox oDoc.DrawPages.DBG_Methods
	
	' Clean up anything from before. Remove all recently added layers
    For i = oLM.Count - 1 To LAYER_MINIMUM Step - 1
		oHighestLayer = oLM.getByIndex(i)
		oLM.remove(oHighestLayer)    		
	Next i
	
	'Circles should be in the range 		
	'X = 0 to 27700 then have X pos offset of 1000
	'Y = 0 to 17900 then have Y pos offset of 1000 

    'Create a new Layer and insert a circle on it with its sequence number.
    For i = LAYER_MINIMUM To LAYER_MINIMUM + TOTAL_CIRCLES - 1
        oNL = oLM.insertNewByIndex(i)      
        oNL.Name="L" + trim(str(i))

		Size.Width = CIRCLE_DIAMETER
		Size.Height = CIRCLE_DIAMETER
		' Get random points for location of next circle
		Point.y = TOP_OFFSET + Int(MAX_Y * Rnd) 
		Point.x =  LEFT_OFFSET +  Int(MAX_X * Rnd)
	 	' Get random colour for next circle
	 	colour = RGB(int(256 * Rnd), int(256 * Rnd), int(256 * Rnd))
	 	
	 	' Create Circle
		oCircleShape = oDoc.createInstance("com.sun.star.drawing.EllipseShape")
		oCircleShape.Size = Size
		oCircleShape.Position = Point	 
		oCircleShape.FillStyle = com.sun.star.drawing.FillStyle.SOLID
		oCircleShape.FillColor = colour 'COLOR
		oCircleShape.LineColor = colour 'COLOR
		oCircleShape.Name = "Circle" + str(i)
		
		if i = LAYER_MINIMUM + CIRCLE_LAYERS_TOTAL - 1 then
			oCircleShape.FillColor = RGB(255,0,0)
			oCircleShape.LineColor = RGB(0,0,0)		
			Size.Width = 2000
			Size.Height = 2000
			oCircleShape.Size = Size
		end if
		
		' Add the Circle Shape to the Page 
		oDoc.DrawPages(0).add(oCircleShape) 
		
		' Apply text to each circle		
		oCircleShapeText = oCircleShape.getText()	
		'msgbox 	oCircleShapeText.DBG_Properties
		'msgbox 	oCircleShapeText.DBG_Methods
		oCircleShapeText.setString(trim(str(i - LAYER_MINIMUM + 1)))		
    	oCircleShapeText.CharHeight = 12
    	oCircleShapeText.CharWeight = 100
    	    			
		' Attache the Circle shape to the newest layer 
		oNL.IsVisible = True     
	    oLM.attachShapeToLayer(oCircleShape, oNL)    
        
	Next i 
	       
	msgbox "Finished creating " + str(TOTAL_CIRCLES) + _
		   " layers with a circle on each one."	+ _
	       chr(10) + chr(10) + _
	       "Layer Count: " + str(oLM.Count), 0, "Layer Summary"
End Sub

Sub remove_all_circle_layers
	' Remove all layers from highest down to lowest which is 5
	' Layers 0 to 4 remain as they are reserved by OpenOffice
	' WARNING: Do NOT run this from the developer environment
	' as it will not delete layers.		
	LAYER_MINIMUM = 5
    oDoc = ThisComponent
    oLM = oDoc.getLayerManager()
    For i = oLM.Count - 1 To LAYER_MINIMUM Step - 1
		oHighestLayer = oLM.getByIndex(i)
		oLM.remove(oHighestLayer)    		
	Next i    
    msgbox "Layer Count: " + str(oLM.Count) + chr(10) + chr(10) + _
    	   "Layers 0 to 4 remain as they are reserved.", 0, "Layers Remaining"
End sub  

Sub display_all_fast
	' Have no wait in the loop
	LAYER_MINIMUM = 5
    oDoc = ThisComponent
    oLM = oDoc.getLayerManager()   
	' Display all layers.
	For i = LAYER_MINIMUM to oLM.Count - 1
		oLM.getByIndex(i).IsVisible = True
	Next i
end sub

Sub hide_all_layers
	' Have no wait in the loop
	LAYER_MINIMUM = 5
    oDoc = ThisComponent
    oLM = oDoc.getLayerManager()
	' Hide all layers.
	For i = LAYER_MINIMUM to oLM.Count - 1
		oLM.getByIndex(i).IsVisible = False	
	Next i
end sub

Sub layer_254_toggle(ev as com.sun.star.awt.ActionEvent)
	' Toggle on / off added layer 250 at index of 254
	'msgbox ev.Source.Model.Name
	'msgbox ev.Source.Model.DBG_Properties
	'msgbox ev.Source.Model.DBG_Methods	
	'msgbox ev.Source.Model.State ' 1 Indented, 0 reset

    oDoc = ThisComponent
    oLM = oDoc.getLayerManager()
    
    if oLM.Count &gt; 254 then
		oL254 = oLM.getByIndex(254)	
		if ev.Source.Model.State = 1 then
			oL254.IsVisible = True
		else
			oL254.IsVisible = False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